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style:line-height-at-least="0.556cm" fo:text-align="justify" style:justify-single-word="false" style:writing-mode="lr-tb"/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style:writing-mode="lr-tb"/>
      <style:text-properties fo:font-size="2pt" style:font-size-asian="2pt" style:font-size-complex="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Table_20_Contents" style:list-style-name="L1">
      <style:paragraph-properties fo:line-height="150%" style:writing-mode="lr-tb"/>
      <style:text-properties style:font-name="Arial" fo:font-size="10pt" style:font-size-asian="10pt" style:font-size-complex="10pt"/>
    </style:style>
    <style:style style:name="P5" style:family="paragraph" style:parent-style-name="Table_20_Contents" style:list-style-name="L1">
      <style:paragraph-properties fo:margin-top="0cm" fo:margin-bottom="0.499cm" style:contextual-spacing="false" fo:line-height="150%" style:writing-mode="lr-tb"/>
      <style:text-properties fo:font-size="10pt"/>
    </style:style>
    <style:style style:name="T1" style:family="text">
      <style:text-properties fo:color="#000000" loext:opacity="100%" style:font-name="Arial" style:font-size-asian="10pt" style:font-size-complex="10pt"/>
    </style:style>
    <style:style style:name="T2" style:family="text">
      <style:text-properties fo:color="#000000" loext:opacity="100%" style:font-name="Arial" fo:font-size="10pt" fo:font-style="italic" style:font-size-asian="10pt" style:font-size-complex="10pt"/>
    </style:style>
    <style:style style:name="T3" style:family="text">
      <style:text-properties fo:color="#000000" loext:opacity="100%"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Arial" fo:font-size="12pt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>
        <text:section text:style-name="Sect1" text:name="Sección2">
          <text:section text:style-name="Sect1" text:name="sites-chrome-page-wrapper">
            <text:section text:style-name="Sect1" text:name="sites-chrome-page-wrapper-inside">
              <text:section text:style-name="Sect1" text:name="sites-chrome-main-wrapper">
                <text:section text:style-name="Sect1" text:name="sites-chrome-main-wrapper-inside">
                  <text:p text:style-name="Standard"><text:span text:style-name="Source_20_Text"><text:span text:style-name="T3"><text:s/>DTD XML </text:span></text:span></text:p>
                </text:section>
              </text:section>
            </text:section>
          </text:section>
        </text:section>
      </text:section>
      <text:p text:style-name="P1">Definir un documento <text:s/>DTD que valide el documento XML que se muestra a continuación. Construir un documento XML con DTD interna y otro con DTD externa. Comprobar la buena formación y la validez del documento en ambos casos. Se deben tener en cuenta las siguientes características: </text:p>
      <text:p text:style-name="P1"/>
      <text:list xml:id="list114083884" text:style-name="L1">
        <text:list-item>
          <text:p text:style-name="P4">El número de factura (n_fac), número de cliente (n_cli) y número de pedido (n_ped) son valores únicos, por cada factura, cliente y pedido distintos, y son obligatorios. </text:p>
        </text:list-item>
        <text:list-item>
          <text:p text:style-name="P4">Los números de teléfono (telefono) y fax (fax) de la empresa no tienen porqué aparecer en la factura, pero siempre que lo hagan deberán tener los mismos valores (teléfono 917776688, fax 917776699). </text:p>
        </text:list-item>
        <text:list-item>
          <text:p text:style-name="P4">La forma de pago puede tomar los valores “efectivo”, “tarjeta” y “plazos”. </text:p>
        </text:list-item>
        <text:list-item>
          <text:p text:style-name="P4">La moneda tiene que aparecer siempre, y siempre toma al valor “euro”. </text:p>
        </text:list-item>
        <text:list-item>
          <text:p text:style-name="P5"><text:span text:style-name="Source_20_Text"><text:span text:style-name="T1">El iva tiene que aparecer siempre, y su valor no puede contener caracteres especiales. </text:span></text:span></text:p>
        </text:list-item>
      </text:list>
      <text:section text:style-name="Sect2" text:name="Sección16">
        <text:p text:style-name="P2"><text:span text:style-name="Source_20_Text"><text:span text:style-name="T4">&lt;factura n_fac="f999"&gt; </text:span></text:span></text:p>
        <text:p text:style-name="P2"><text:span text:style-name="Source_20_Text"><text:span text:style-name="T4">&lt;datos_empresa&gt; </text:span></text:span></text:p>
        <text:p text:style-name="P2"><text:span text:style-name="Source_20_Text"><text:span text:style-name="T4">&lt;nombre&gt;Equipos Digitales S.L.&lt;/nombre&gt; </text:span></text:span></text:p>
        <text:p text:style-name="P2"><text:span text:style-name="Source_20_Text"><text:span text:style-name="T4">&lt;dir&gt;Av. Valladolid&lt;/dir&gt; </text:span></text:span></text:p>
        <text:p text:style-name="P2"><text:span text:style-name="Source_20_Text"><text:span text:style-name="T4">&lt;poblacion cod_postal="28043"&gt;Madrid&lt;/poblacion&gt; </text:span></text:span></text:p>
        <text:p text:style-name="P2"><text:span text:style-name="Source_20_Text"><text:span text:style-name="T4">&lt;provincia&gt;Madrid&lt;/provincia&gt; </text:span></text:span></text:p>
        <text:p text:style-name="P2"><text:span text:style-name="Source_20_Text"><text:span text:style-name="T4">&lt;cif&gt;Q-9876543&lt;/cif&gt; </text:span></text:span></text:p>
        <text:p text:style-name="P2"><text:span text:style-name="Source_20_Text"><text:span text:style-name="T4">&lt;telefono/&gt; </text:span></text:span></text:p>
        <text:p text:style-name="P2"><text:span text:style-name="Source_20_Text"><text:span text:style-name="T4">&lt;/datos_empresa&gt; </text:span></text:span></text:p>
        <text:p text:style-name="P2"><text:span text:style-name="Source_20_Text"><text:span text:style-name="T4">&lt;datos_cliente n_cli="c879"&gt; </text:span></text:span></text:p>
        <text:p text:style-name="P2"><text:span text:style-name="Source_20_Text"><text:span text:style-name="T4">&lt;nombre&gt;Darío, Bueno Gutiérrez&lt;/nombre&gt; </text:span></text:span></text:p>
        <text:p text:style-name="P2"><text:span text:style-name="Source_20_Text"><text:span text:style-name="T4">&lt;dir_env&gt;Av. Oporto nº7 4ºd&lt;/dir_env&gt; </text:span></text:span></text:p>
        <text:p text:style-name="P2"><text:span text:style-name="Source_20_Text"><text:span text:style-name="T4">&lt;poblacion cod_postal="28043"&gt;Madrid&lt;/poblacion&gt; </text:span></text:span></text:p>
        <text:p text:style-name="P2"><text:span text:style-name="Source_20_Text"><text:span text:style-name="T4">&lt;provincia&gt;Madrid&lt;/provincia&gt; </text:span></text:span></text:p>
        <text:p text:style-name="P2"><text:span text:style-name="Source_20_Text"><text:span text:style-name="T4">&lt;/datos_cliente&gt; </text:span></text:span></text:p>
        <text:p text:style-name="P2"><text:span text:style-name="Source_20_Text"><text:span text:style-name="T4">&lt;datos_factura n_ped="p731" iva="16" f_pago= "efectivo" moneda="euro"&gt; </text:span></text:span></text:p>
        <text:p text:style-name="P2"><text:span text:style-name="Source_20_Text"><text:span text:style-name="T4">&lt;fecha&gt;12-01-2005&lt;/fecha&gt; </text:span></text:span></text:p>
        <text:p text:style-name="P2"><text:span text:style-name="Source_20_Text"><text:span text:style-name="T4">&lt;linea&gt; </text:span></text:span></text:p>
        <text:p text:style-name="P2"><text:span text:style-name="Source_20_Text"><text:span text:style-name="T4">&lt;ref&gt;MII93000F/8&lt;/ref&gt; </text:span></text:span></text:p>
        <text:p text:style-name="P2"><text:span text:style-name="Source_20_Text"><text:span text:style-name="T4">&lt;desc&gt;MICRO PENTIUM IV 3000MHZ FB800&lt;/desc&gt; </text:span></text:span></text:p>
        <text:p text:style-name="P2"><text:span text:style-name="Source_20_Text"><text:span text:style-name="T4">&lt;cant&gt;1&lt;/cant&gt; </text:span></text:span></text:p>
        <text:p text:style-name="P2"><text:span text:style-name="Source_20_Text"><text:span text:style-name="T4">&lt;precio&gt;230&lt;/precio&gt; </text:span></text:span></text:p>
        <text:p text:style-name="P2"><text:span text:style-name="Source_20_Text"><text:span text:style-name="T4">&lt;importe&gt;266,80&lt;/importe&gt; </text:span></text:span></text:p>
        <text:p text:style-name="P2"><text:span text:style-name="Source_20_Text"><text:span text:style-name="T4">&lt;/linea&gt; </text:span></text:span></text:p>
        <text:p text:style-name="P2"><text:span text:style-name="Source_20_Text"><text:span text:style-name="T4">&lt;linea&gt; </text:span></text:span></text:p>
        <text:p text:style-name="P2"><text:span text:style-name="Source_20_Text"><text:span text:style-name="T4">&lt;ref&gt;MB8QDIP4&lt;/ref&gt; </text:span></text:span></text:p>
        <text:p text:style-name="P2"><text:span text:style-name="Source_20_Text"><text:span text:style-name="T4">&lt;desc&gt;PLACA BASE QDI P4&lt;/desc&gt; </text:span></text:span></text:p>
        <text:p text:style-name="P2"><text:span text:style-name="Source_20_Text"><text:span text:style-name="T4">&lt;cant&gt;1&lt;/cant&gt; </text:span></text:span></text:p>
        <text:p text:style-name="P2"><text:span text:style-name="Source_20_Text"><text:span text:style-name="T4">&lt;precio&gt;180&lt;/precio&gt; </text:span></text:span></text:p>
        <text:p text:style-name="P2"><text:span text:style-name="Source_20_Text"><text:span text:style-name="T4">&lt;importe&gt;208,80&lt;/importe&gt; </text:span></text:span></text:p>
        <text:p text:style-name="P2"><text:span text:style-name="Source_20_Text"><text:span text:style-name="T4">&lt;/linea&gt; </text:span></text:span></text:p>
        <text:p text:style-name="P2"><text:span text:style-name="Source_20_Text"><text:span text:style-name="T4">&lt;linea&gt; </text:span></text:span></text:p>
        <text:p text:style-name="P2"><text:span text:style-name="Source_20_Text"><text:span text:style-name="T4">&lt;ref&gt;MEDD512M32&lt;/ref&gt; </text:span></text:span></text:p>
        <text:p text:style-name="P2"><text:span text:style-name="Source_20_Text"><text:span text:style-name="T4">&lt;desc&gt;DIMM DDR 512MB 3200&lt;/desc&gt; </text:span></text:span></text:p>
        <text:p text:style-name="P2"><text:span text:style-name="Source_20_Text"><text:span text:style-name="T4">&lt;cant&gt;2&lt;/cant&gt; </text:span></text:span></text:p>
        <text:p text:style-name="P2"><text:span text:style-name="Source_20_Text"><text:span text:style-name="T4">&lt;precio&gt;40&lt;/precio&gt; </text:span></text:span></text:p>
        <text:p text:style-name="P2"><text:span text:style-name="Source_20_Text"><text:span text:style-name="T4">&lt;importe&gt;92,80&lt;/importe&gt; </text:span></text:span></text:p>
        <text:p text:style-name="P2"><text:span text:style-name="Source_20_Text"><text:span text:style-name="T4">&lt;/linea&gt; </text:span></text:span></text:p>
        <text:p text:style-name="P2"><text:span text:style-name="Source_20_Text"><text:span text:style-name="T4">&lt;linea&gt; </text:span></text:span></text:p>
        <text:p text:style-name="P2"><text:span text:style-name="Source_20_Text"><text:span text:style-name="T4">&lt;ref&gt;HD250GSA7&lt;/ref&gt; </text:span></text:span></text:p>
        <text:p text:style-name="P2"><text:span text:style-name="Source_20_Text"><text:span text:style-name="T4">&lt;desc&gt;DISCO DURO 250GB S-ATA 7200&lt;/desc&gt; </text:span></text:span></text:p>
        <text:p text:style-name="P2"><text:span text:style-name="Source_20_Text"><text:span text:style-name="T4">&lt;cant&gt;4&lt;/cant&gt; </text:span></text:span></text:p>
        <text:p text:style-name="P2"><text:span text:style-name="Source_20_Text"><text:span text:style-name="T4">&lt;precio&gt;120&lt;/precio&gt; </text:span></text:span></text:p>
        <text:p text:style-name="P2"><text:span text:style-name="Source_20_Text"><text:span text:style-name="T4">&lt;importe&gt;556,80&lt;/importe&gt; </text:span></text:span></text:p>
        <text:p text:style-name="P2"><text:span text:style-name="Source_20_Text"><text:span text:style-name="T4">&lt;/linea&gt; </text:span></text:span></text:p>
        <text:p text:style-name="P2"><text:span text:style-name="Source_20_Text"><text:span text:style-name="T4">&lt;base&gt;970,00&lt;/base&gt; </text:span></text:span></text:p>
        <text:p text:style-name="P2"><text:span text:style-name="Source_20_Text"><text:span text:style-name="T4">&lt;cuota_iva&gt;155,20&lt;/cuota_iva&gt;</text:span></text:span></text:p>
        <text:p text:style-name="P2"><text:span text:style-name="Source_20_Text"><text:span text:style-name="T4">&lt;total&gt;1125,20&lt;/total&gt; </text:span></text:span></text:p>
        <text:p text:style-name="P2"><text:span text:style-name="Source_20_Text"><text:span text:style-name="T4">&lt;/datos_factura&gt;</text:span></text:span></text:p>
        <text:p text:style-name="P2"><text:span text:style-name="Source_20_Text"><text:span text:style-name="T4">&lt;/factura&gt; </text:span></text:span></text:p>
      </text:section>
      <text:section text:style-name="Sect1" text:name="Sección7">
        <text:section text:style-name="Sect1" text:name="Sección8">
          <text:p text:style-name="P3"><text:bookmark text:name="sites-chrome-main"/><text:bookmark text:name="sites-chrome-main-wrapper-inside"/><text:span text:style-name="Source_20_Text"><text:span text:style-name="T4"/></text:span></text:p>
        </text:section>
      </text:section>
      <text:section text:style-name="Sect1" text:name="sites-chrome-everything-scrollbar">
        <text:section text:style-name="Sect1" text:name="sites-chrome-everything">
          <text:section text:style-name="Sect1" text:name="Sección3">
            <text:section text:style-name="Sect1" text:name="Sección4">
              <text:section text:style-name="Sect1" text:name="Sección5">
                <text:section text:style-name="Sect1" text:name="Sección6">
                  <text:p text:style-name="Standard"><text:span text:style-name="Source_20_Text"><text:span text:style-name="T2"/></text:span></text:p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e</meta:initial-creator>
    <meta:creation-date>2013-10-26T17:08:08.39</meta:creation-date>
    <dc:date>2013-10-30T14:10:15.23</dc:date>
    <dc:creator>e e</dc:creator>
    <meta:editing-duration>PT00H09M51S</meta:editing-duration>
    <meta:editing-cycles>4</meta:editing-cycles>
    <meta:generator>LibreOffice/7.1.4.2$Windows_X86_64 LibreOffice_project/a529a4fab45b75fefc5b6226684193eb000654f6</meta:generator>
    <meta:printed-by>e e</meta:printed-by>
    <meta:print-date>2013-10-26T22:50:43.46</meta:print-date>
    <meta:document-statistic meta:table-count="0" meta:image-count="0" meta:object-count="0" meta:page-count="1" meta:paragraph-count="57" meta:word-count="231" meta:character-count="2076" meta:non-whitespace-character-count="1850"/>
  </office:meta>
</office:document-meta>
</file>